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d51" officeooo:paragraph-rsid="000f2d51"/>
    </style:style>
    <style:style style:name="P2" style:family="paragraph" style:parent-style-name="Standard">
      <style:text-properties officeooo:rsid="00103228" officeooo:paragraph-rsid="00103228"/>
    </style:style>
    <style:style style:name="P3" style:family="paragraph" style:parent-style-name="Standard">
      <style:text-properties officeooo:rsid="00106c2f" officeooo:paragraph-rsid="00106c2f"/>
    </style:style>
    <style:style style:name="P4" style:family="paragraph" style:parent-style-name="Text_20_body">
      <style:text-properties officeooo:rsid="00106c2f" officeooo:paragraph-rsid="00106c2f"/>
    </style:style>
    <style:style style:name="P5" style:family="paragraph" style:parent-style-name="Text_20_body">
      <style:text-properties officeooo:rsid="00106c2f" officeooo:paragraph-rsid="00119c86"/>
    </style:style>
    <style:style style:name="P6" style:family="paragraph" style:parent-style-name="Text_20_body">
      <style:text-properties officeooo:rsid="00119c86" officeooo:paragraph-rsid="00119c86"/>
    </style:style>
    <style:style style:name="P7" style:family="paragraph" style:parent-style-name="Text_20_body">
      <style:text-properties officeooo:rsid="001205bd" officeooo:paragraph-rsid="001205bd"/>
    </style:style>
    <style:style style:name="P8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officeooo:rsid="00106c2f" officeooo:paragraph-rsid="00106c2f"/>
    </style:style>
    <style:style style:name="P9" style:family="paragraph" style:parent-style-name="Text_20_body">
      <style:text-properties officeooo:rsid="00106c2f" officeooo:paragraph-rsid="00119c86"/>
    </style:style>
    <style:style style:name="P10" style:family="paragraph" style:parent-style-name="Text_20_body">
      <style:text-properties officeooo:rsid="00139fa2" officeooo:paragraph-rsid="00139fa2"/>
    </style:style>
    <style:style style:name="P11" style:family="paragraph" style:parent-style-name="Text_20_body">
      <style:text-properties officeooo:rsid="001515b8" officeooo:paragraph-rsid="001515b8"/>
    </style:style>
    <style:style style:name="P12" style:family="paragraph" style:parent-style-name="Heading_20_2">
      <style:text-properties officeooo:paragraph-rsid="00119c86"/>
    </style:style>
    <style:style style:name="P13" style:family="paragraph" style:parent-style-name="Heading_20_3">
      <style:text-properties officeooo:rsid="00106c2f" officeooo:paragraph-rsid="00106c2f"/>
    </style:style>
    <style:style style:name="P14" style:family="paragraph" style:parent-style-name="Heading_20_3">
      <style:text-properties officeooo:paragraph-rsid="00119c86"/>
    </style:style>
    <style:style style:name="P15" style:family="paragraph" style:parent-style-name="Heading_20_3">
      <style:text-properties officeooo:rsid="00119c86" officeooo:paragraph-rsid="00119c86"/>
    </style:style>
    <style:style style:name="T1" style:family="text">
      <style:text-properties officeooo:rsid="00106c2f"/>
    </style:style>
    <style:style style:name="T2" style:family="text">
      <style:text-properties officeooo:rsid="00119c86"/>
    </style:style>
    <style:style style:name="T3" style:family="text">
      <style:text-properties officeooo:rsid="001205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lyse der Projektionsplots</text:h>
      <text:p text:style-name="P1"/>
      <text:h text:style-name="Heading_20_1" text:outline-level="1">Models with SMI for June and August</text:h>
      <text:p text:style-name="P3"/>
      <text:h text:style-name="Heading_20_2" text:outline-level="2">"<text:span text:style-name="T1">MPI</text:span>"</text:h>
      <text:p text:style-name="P2"/>
      <text:h text:style-name="P13" text:outline-level="3">1970</text:h>
      <text:p text:style-name="P4">=====================================================</text:p>
      <text:p text:style-name="P4">Statistic <text:s text:c="6"/>N <text:s text:c="3"/>Mean <text:s text:c="2"/>St. Dev. <text:s text:c="2"/>Min <text:s text:c="4"/>Max <text:s text:c="2"/></text:p>
      <text:p text:style-name="P4">-----------------------------------------------------</text:p>
      <text:p text:style-name="P4">Y_mean <text:s text:c="8"/>262 <text:s/>462.3 <text:s text:c="4"/>52.7 <text:s text:c="3"/>309.3 <text:s text:c="2"/>560.1 <text:s/></text:p>
      <text:p text:style-name="P4">Y_sd <text:s text:c="10"/>262 <text:s text:c="2"/>22.1 <text:s text:c="4"/>3.9 <text:s text:c="4"/>13.3 <text:s text:c="4"/>49.5 <text:s/></text:p>
      <text:p text:style-name="P8"><text:s/></text:p>
      <text:p text:style-name="P4"/>
      <text:h text:style-name="P14" text:outline-level="3">Diff 2021</text:h>
      <text:p text:style-name="P4">================================================</text:p>
      <text:p text:style-name="P4">Statistic <text:s text:c="6"/>N <text:s text:c="2"/>Mean <text:s text:c="2"/>St. Dev. <text:s/>Min <text:s text:c="3"/>Max <text:s/></text:p>
      <text:p text:style-name="P4">-------------------------------------------------</text:p>
      <text:p text:style-name="P4">Y_mean <text:s text:c="8"/>262 <text:s/>-4.3 <text:s text:c="4"/>4.6 <text:s text:c="3"/>-21.6 <text:s text:c="2"/>8.1 <text:s/></text:p>
      <text:p text:style-name="P4">Y_sd <text:s text:c="10"/>262 <text:s text:c="2"/>7.9 <text:s text:c="4"/>6.5 <text:s text:c="3"/>-27.1 <text:s text:c="2"/>27.5 </text:p>
      <text:p text:style-name="P5"><text:s/></text:p>
      <text:h text:style-name="Heading_20_3" text:outline-level="3">Diff 2070</text:h>
      <text:p text:style-name="P4">===================================================</text:p>
      <text:p text:style-name="P4">Statistic <text:s text:c="6"/>N <text:s text:c="2"/>Mean <text:s text:c="2"/>St. Dev. <text:s text:c="2"/>Min <text:s text:c="4"/>Max <text:s/></text:p>
      <text:p text:style-name="P4">---------------------------------------------------</text:p>
      <text:p text:style-name="P4">Y_mean <text:s text:c="8"/>262 <text:s/>-26.9 <text:s text:c="3"/>9.6 <text:s text:c="4"/>-52.1 <text:s text:c="3"/>-2.2 </text:p>
      <text:p text:style-name="P4">Y_sd <text:s text:c="10"/>262 <text:s/>12.5 <text:s text:c="4"/>5.7 <text:s text:c="4"/>-16.6 <text:s text:c="3"/>23.7 </text:p>
      <text:h text:style-name="Heading_20_2" text:outline-level="2"><text:soft-page-break/>“<text:span text:style-name="T2">DMI”</text:span></text:h>
      <text:h text:style-name="Heading_20_3" text:outline-level="3">1970</text:h>
      <text:p text:style-name="P6">=====================================================</text:p>
      <text:p text:style-name="P6">Statistic <text:s text:c="6"/>N <text:s text:c="2"/>Mean <text:s text:c="2"/>St. Dev. <text:s/>Min <text:s text:c="3"/>Max <text:s/></text:p>
      <text:p text:style-name="P5">---------------------------------------------------</text:p>
      <text:p text:style-name="P6">Y_mean <text:s text:c="8"/>262 <text:s/>448.5 <text:s text:c="4"/>48.5 <text:s text:c="3"/>292.3 <text:s text:c="2"/>554.3 <text:s/></text:p>
      <text:p text:style-name="P6">Y_sd <text:s text:c="10"/>262 <text:s text:c="2"/>31.2 <text:s text:c="4"/>6.1 <text:s text:c="4"/>18.4 <text:s text:c="4"/>42.3 <text:s/></text:p>
      <text:h text:style-name="Heading_20_3" text:outline-level="3">Diff 2021</text:h>
      <text:p text:style-name="P6">Statistic <text:s text:c="6"/>N <text:s text:c="2"/>Mean <text:s text:c="2"/>St. Dev. <text:s/>Min <text:s text:c="3"/>Max <text:s/></text:p>
      <text:p text:style-name="P6">-------------------------------------------------</text:p>
      <text:p text:style-name="P6">Y_mean <text:s text:c="8"/>262 <text:s/>-2.7 <text:s text:c="4"/>5.7 <text:s text:c="3"/>-14.3 <text:s text:c="2"/>11.4 </text:p>
      <text:p text:style-name="P6">Y_sd <text:s text:c="10"/>262 <text:s text:c="2"/>0.9 <text:s text:c="4"/>4.7 <text:s text:c="3"/>-10.7 <text:s text:c="2"/>14.3 </text:p>
      <text:h text:style-name="Heading_20_3" text:outline-level="3">Diff 2070</text:h>
      <text:p text:style-name="P6">=================================================</text:p>
      <text:p text:style-name="P6">Statistic <text:s text:c="6"/>N <text:s text:c="2"/>Mean <text:s text:c="2"/>St. Dev. <text:s/>Min <text:s text:c="3"/>Max <text:s/></text:p>
      <text:p text:style-name="P6">-------------------------------------------------</text:p>
      <text:p text:style-name="P6">Y_mean <text:s text:c="8"/>262 <text:s/>-3.7 <text:s text:c="4"/>5.7 <text:s text:c="3"/>-14.4 <text:s text:c="2"/>13.0 </text:p>
      <text:p text:style-name="P6">Y_sd <text:s text:c="10"/>262 <text:s/>-4.3 <text:s text:c="4"/>5.8 <text:s text:c="3"/>-18.0 <text:s text:c="2"/>11.8 </text:p>
      <text:h text:style-name="Heading_20_2" text:outline-level="2">“ICTP”</text:h>
      <text:h text:style-name="Heading_20_3" text:outline-level="3">197<text:span text:style-name="T3">1</text:span></text:h>
      <text:p text:style-name="P7">=====================================================</text:p>
      <text:p text:style-name="P7">Statistic <text:s text:c="6"/>N <text:s text:c="3"/>Mean <text:s text:c="2"/>St. Dev. <text:s text:c="2"/>Min <text:s text:c="4"/>Max <text:s text:c="2"/></text:p>
      <text:p text:style-name="P7">-----------------------------------------------------</text:p>
      <text:p text:style-name="P7">Y_mean <text:s text:c="8"/>262 <text:s/>452.4 <text:s text:c="4"/>52.1 <text:s text:c="3"/>309.2 <text:s text:c="2"/>563.4 <text:s/></text:p>
      <text:p text:style-name="P7">Y_sd <text:s text:c="10"/>262 <text:s text:c="2"/>29.3 <text:s text:c="4"/>6.0 <text:s text:c="4"/>15.0 <text:s text:c="4"/>47.7 <text:s/></text:p>
      <text:h text:style-name="Heading_20_3" text:outline-level="3">Diff 2021</text:h>
      <text:p text:style-name="P7">================================================</text:p>
      <text:p text:style-name="P7"><text:soft-page-break/>Statistic <text:s text:c="6"/>N <text:s text:c="2"/>Mean <text:s text:c="2"/>St. Dev. <text:s/>Min <text:s text:c="2"/>Max <text:s/></text:p>
      <text:p text:style-name="P7">------------------------------------------------</text:p>
      <text:p text:style-name="P7">Y_mean <text:s text:c="8"/>262 <text:s text:c="2"/>7.7 <text:s text:c="4"/>4.2 <text:s text:c="3"/>-2.4 <text:s text:c="2"/>17.5 </text:p>
      <text:p text:style-name="P7">Y_sd <text:s text:c="10"/>262 <text:s/>-3.4 <text:s text:c="4"/>7.2 <text:s text:c="3"/>-22.0 <text:s/>18.4 </text:p>
      <text:h text:style-name="Heading_20_3" text:outline-level="3">Diff 2070</text:h>
      <text:p text:style-name="P7">=================================================</text:p>
      <text:p text:style-name="P7">Statistic <text:s text:c="6"/>N <text:s text:c="2"/>Mean <text:s text:c="2"/>St. Dev. <text:s/>Min <text:s text:c="3"/>Max <text:s/></text:p>
      <text:p text:style-name="P7">-------------------------------------------------</text:p>
      <text:p text:style-name="P7">Y_mean <text:s text:c="8"/>262 <text:s text:c="2"/>1.1 <text:s text:c="4"/>10.5 <text:s text:c="2"/>-20.1 <text:s text:c="2"/>29.4 </text:p>
      <text:p text:style-name="P7">Y_sd <text:s text:c="10"/>262 <text:s text:c="2"/>0.3 <text:s text:c="4"/>7.5 <text:s text:c="3"/>-21.2 <text:s text:c="2"/>14.2 </text:p>
      <text:p text:style-name="Text_20_body"/>
      <text:h text:style-name="P12" text:outline-level="2">“<text:span text:style-name="T2">SMHIRCA</text:span>”</text:h>
      <text:h text:style-name="P14" text:outline-level="3">197<text:span text:style-name="T3">1</text:span></text:h>
      <text:p text:style-name="P7">=====================================================</text:p>
      <text:p text:style-name="P7">Statistic <text:s text:c="6"/>N <text:s text:c="3"/>Mean <text:s text:c="2"/>St. Dev. <text:s text:c="2"/>Min <text:s text:c="4"/>Max <text:s text:c="2"/></text:p>
      <text:p text:style-name="P7">-----------------------------------------------------</text:p>
      <text:p text:style-name="P7">Y_mean <text:s text:c="8"/>262 <text:s/>463.3 <text:s text:c="4"/>52.9 <text:s text:c="3"/>321.3 <text:s text:c="2"/>569.4 <text:s/></text:p>
      <text:p text:style-name="P7">Y_sd <text:s text:c="10"/>262 <text:s text:c="2"/>23.8 <text:s text:c="4"/>5.5 <text:s text:c="4"/>14.0 <text:s text:c="4"/>41.2 <text:s/></text:p>
      <text:h text:style-name="P14" text:outline-level="3">Diff 2021</text:h>
      <text:p text:style-name="P7">=================================================</text:p>
      <text:p text:style-name="P7">Statistic <text:s text:c="6"/>N <text:s text:c="2"/>Mean <text:s text:c="2"/>St. Dev. <text:s/>Min <text:s text:c="3"/>Max <text:s/></text:p>
      <text:p text:style-name="P7">-------------------------------------------------</text:p>
      <text:p text:style-name="P7">Y_mean <text:s text:c="8"/>262 <text:s text:c="2"/>0.2 <text:s text:c="4"/>6.0 <text:s text:c="3"/>-15.0 <text:s text:c="2"/>16.8 </text:p>
      <text:p text:style-name="P7">Y_sd <text:s text:c="10"/>262 <text:s/>-0.4 <text:s text:c="4"/>5.1 <text:s text:c="3"/>-14.3 <text:s text:c="2"/>10.4 </text:p>
      <text:h text:style-name="P14" text:outline-level="3">Diff 2070</text:h>
      <text:p text:style-name="P7">===================================================</text:p>
      <text:p text:style-name="P7">Statistic <text:s text:c="6"/>N <text:s text:c="2"/>Mean <text:s text:c="2"/>St. Dev. <text:s text:c="2"/>Min <text:s text:c="4"/>Max <text:s/></text:p>
      <text:p text:style-name="P7"><text:soft-page-break/>---------------------------------------------------</text:p>
      <text:p text:style-name="P7">Y_mean <text:s text:c="8"/>262 <text:s/>-18.3 <text:s text:c="3"/>12.9 <text:s text:c="3"/>-45.3 <text:s text:c="3"/>18.5 </text:p>
      <text:p text:style-name="P7">Y_sd <text:s text:c="10"/>262 <text:s/>11.7 <text:s text:c="4"/>7.0 <text:s text:c="5"/>-5.0 <text:s text:c="3"/>25.9 </text:p>
      <text:h text:style-name="P12" text:outline-level="2"/>
      <text:h text:style-name="P12" text:outline-level="2">“<text:span text:style-name="T2">KNMI</text:span>”</text:h>
      <text:h text:style-name="P14" text:outline-level="3">197<text:span text:style-name="T3">1</text:span></text:h>
      <text:p text:style-name="P10">=====================================================</text:p>
      <text:p text:style-name="P10">Statistic <text:s text:c="6"/>N <text:s text:c="3"/>Mean <text:s text:c="2"/>St. Dev. <text:s text:c="2"/>Min <text:s text:c="4"/>Max <text:s text:c="2"/></text:p>
      <text:p text:style-name="P10">-----------------------------------------------------</text:p>
      <text:p text:style-name="P10">comId <text:s text:c="9"/>262 8,146.4 <text:s/>3,749.8 <text:s text:c="2"/>1,001 <text:s text:c="2"/>16,077 </text:p>
      <text:p text:style-name="P10">Y_mean <text:s text:c="8"/>262 <text:s/>452.7 <text:s text:c="4"/>51.3 <text:s text:c="3"/>301.3 <text:s text:c="2"/>544.5 <text:s/></text:p>
      <text:p text:style-name="P10">Y_sd <text:s text:c="10"/>262 <text:s text:c="2"/>26.6 <text:s text:c="4"/>2.9 <text:s text:c="4"/>20.5 <text:s text:c="4"/>35.7 <text:s/></text:p>
      <text:p text:style-name="P10"/>
      <text:h text:style-name="P14" text:outline-level="3">Diff 2021</text:h>
      <text:p text:style-name="P11">=================================================</text:p>
      <text:p text:style-name="P11">Statistic <text:s text:c="6"/>N <text:s text:c="2"/>Mean <text:s text:c="2"/>St. Dev. <text:s/>Min <text:s text:c="3"/>Max <text:s/></text:p>
      <text:p text:style-name="P11">-------------------------------------------------</text:p>
      <text:p text:style-name="P11">Y_mean <text:s text:c="8"/>262 <text:s text:c="2"/>0.1 <text:s text:c="4"/>5.0 <text:s text:c="3"/>-13.6 <text:s text:c="2"/>11.9 </text:p>
      <text:p text:style-name="P11">Y_sd <text:s text:c="10"/>262 <text:s text:c="2"/>4.5 <text:s text:c="4"/>4.3 <text:s text:c="4"/>-5.5 <text:s text:c="2"/>15.2 </text:p>
      <text:p text:style-name="P11"/>
      <text:h text:style-name="P15" text:outline-level="3">Diff 2070</text:h>
      <text:p text:style-name="P11">===================================================</text:p>
      <text:p text:style-name="P11">Statistic <text:s text:c="6"/>N <text:s text:c="2"/>Mean <text:s text:c="2"/>St. Dev. <text:s text:c="2"/>Min <text:s text:c="4"/>Max <text:s/></text:p>
      <text:p text:style-name="P11">---------------------------------------------------</text:p>
      <text:p text:style-name="P11">Y_mean <text:s text:c="8"/>262 <text:s/>-24.7 <text:s text:c="3"/>5.9 <text:s text:c="4"/>-35.3 <text:s text:c="3"/>-4.5 </text:p>
      <text:p text:style-name="P11">Y_sd <text:s text:c="10"/>262 <text:s/>12.7 <text:s text:c="4"/>5.0 <text:s text:c="5"/>-3.6 <text:s text:c="3"/>26.0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08:53:41.967048094</meta:creation-date>
    <dc:date>2017-05-22T11:36:00.778967226</dc:date>
    <meta:editing-duration>PT58M11S</meta:editing-duration>
    <meta:editing-cycles>7</meta:editing-cycles>
    <meta:generator>LibreOffice/5.0.3.2$Linux_X86_64 LibreOffice_project/00m0$Build-2</meta:generator>
    <meta:document-statistic meta:table-count="0" meta:image-count="0" meta:object-count="0" meta:page-count="4" meta:paragraph-count="99" meta:word-count="360" meta:character-count="4003" meta:non-whitespace-character-count="2814"/>
    <meta:user-defined meta:name="Mendeley Document_1">True</meta:user-defined>
  </office:meta>
</office:document-meta>
</file>